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1.683cm"/>
    </style:style>
    <style:style style:name="Table1.C" style:family="table-column">
      <style:table-column-properties style:column-width="8.504cm"/>
    </style:style>
    <style:style style:name="Table1.D" style:family="table-column">
      <style:table-column-properties style:column-width="4.81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Table_20_Contents">
      <style:text-properties officeooo:rsid="001c28a1" officeooo:paragraph-rsid="001c28a1"/>
    </style:style>
    <style:style style:name="P4" style:family="paragraph" style:parent-style-name="Standard">
      <style:text-properties officeooo:paragraph-rsid="001c28a1"/>
    </style:style>
    <style:style style:name="P5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P6" style:family="paragraph" style:parent-style-name="Standard" style:list-style-name="L1">
      <style:text-properties fo:color="#000000" loext:opacity="100%" officeooo:paragraph-rsid="001c28a1"/>
    </style:style>
    <style:style style:name="P7" style:family="paragraph" style:parent-style-name="Standard" style:list-style-name="L1">
      <style:text-properties fo:color="#000000" loext:opacity="100%" officeooo:rsid="001861c7" officeooo:paragraph-rsid="001c28a1"/>
    </style:style>
    <style:style style:name="P8" style:family="paragraph" style:parent-style-name="Standard" style:list-style-name="L1">
      <style:text-properties fo:color="#000000" loext:opacity="100%" officeooo:rsid="001a2747" officeooo:paragraph-rsid="001c28a1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rsid="001cc3e2" officeooo:paragraph-rsid="001cc3e2"/>
    </style:style>
    <style:style style:name="P11" style:family="paragraph" style:parent-style-name="Standard" style:list-style-name="L1">
      <style:text-properties fo:color="#000000" loext:opacity="100%" officeooo:rsid="001e0f48" officeooo:paragraph-rsid="001e0f48"/>
    </style:style>
    <style:style style:name="P12" style:family="paragraph" style:parent-style-name="Standard" style:list-style-name="L1">
      <style:text-properties fo:color="#000000" loext:opacity="100%" officeooo:rsid="0020069b" officeooo:paragraph-rsid="0020069b"/>
    </style:style>
    <style:style style:name="P13" style:family="paragraph" style:parent-style-name="Standard" style:list-style-name="L1">
      <style:text-properties fo:color="#000000" loext:opacity="100%" officeooo:rsid="0020ca57" officeooo:paragraph-rsid="0020ca57"/>
    </style:style>
    <style:style style:name="P14" style:family="paragraph" style:parent-style-name="Standard" style:list-style-name="L1">
      <style:text-properties fo:color="#000000" loext:opacity="100%" officeooo:rsid="0023eacc" officeooo:paragraph-rsid="0023eacc"/>
    </style:style>
    <style:style style:name="P15" style:family="paragraph" style:parent-style-name="Standard" style:list-style-name="L1">
      <style:text-properties fo:color="#000000" loext:opacity="100%" officeooo:rsid="0023ff37" officeooo:paragraph-rsid="0023ff37"/>
    </style:style>
    <style:style style:name="P16" style:family="paragraph" style:parent-style-name="Standard" style:list-style-name="L1">
      <style:text-properties fo:color="#000000" loext:opacity="100%" officeooo:rsid="0024b666" officeooo:paragraph-rsid="0024b666"/>
    </style:style>
    <style:style style:name="P17" style:family="paragraph" style:parent-style-name="Standard" style:list-style-name="L1">
      <style:text-properties fo:color="#000000" loext:opacity="100%" officeooo:rsid="0025216b" officeooo:paragraph-rsid="0025216b"/>
    </style:style>
    <style:style style:name="P18" style:family="paragraph" style:parent-style-name="Standard" style:list-style-name="L1">
      <style:text-properties fo:color="#000000" loext:opacity="100%" officeooo:rsid="00253a39" officeooo:paragraph-rsid="00253a39"/>
    </style:style>
    <style:style style:name="P19" style:family="paragraph" style:parent-style-name="Standard" style:list-style-name="L1">
      <style:text-properties fo:color="#000000" loext:opacity="100%" officeooo:rsid="0028678c" officeooo:paragraph-rsid="0028678c"/>
    </style:style>
    <style:style style:name="P20" style:family="paragraph" style:parent-style-name="Standard" style:list-style-name="L1">
      <style:text-properties fo:color="#000000" loext:opacity="100%" officeooo:rsid="0028877e" officeooo:paragraph-rsid="0028877e"/>
    </style:style>
    <style:style style:name="P21" style:family="paragraph" style:parent-style-name="Standard" style:list-style-name="L1">
      <style:text-properties fo:color="#000000" loext:opacity="100%" officeooo:rsid="002974a4" officeooo:paragraph-rsid="002974a4"/>
    </style:style>
    <style:style style:name="P22" style:family="paragraph" style:parent-style-name="Standard" style:list-style-name="L1">
      <style:text-properties fo:color="#000000" loext:opacity="100%" officeooo:rsid="002a8707" officeooo:paragraph-rsid="002a8707"/>
    </style:style>
    <style:style style:name="P23" style:family="paragraph" style:parent-style-name="Standard" style:list-style-name="L1">
      <style:text-properties fo:color="#000000" loext:opacity="100%" officeooo:rsid="002c36c3" officeooo:paragraph-rsid="002c36c3"/>
    </style:style>
    <style:style style:name="P24" style:family="paragraph" style:parent-style-name="Standard" style:list-style-name="L1">
      <style:text-properties fo:color="#000000" loext:opacity="100%" officeooo:rsid="002fad36" officeooo:paragraph-rsid="002fad36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880f4"/>
    </style:style>
    <style:style style:name="T4" style:family="text">
      <style:text-properties officeooo:rsid="0030361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599149178576">
          <table:table-cell table:style-name="Table1.A1" office:value-type="string">
            <text:p text:style-name="P5">Courses</text:p>
          </table:table-cell>
          <table:table-cell table:style-name="Table1.A1" office:value-type="string">
            <text:p text:style-name="P5">Total Video Time</text:p>
          </table:table-cell>
          <table:table-cell table:style-name="Table1.A1" office:value-type="string">
            <text:p text:style-name="P5">Completed Sections</text:p>
          </table:table-cell>
          <table:table-cell table:style-name="Table1.D1" office:value-type="string">
            <text:p text:style-name="P5">Link to Course</text:p>
          </table:table-cell>
        </table:table-row>
        <table:table-row table:style-name="TableLine2599149172240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3">10 hours 51 mins</text:p>
          </table:table-cell>
          <table:table-cell table:style-name="Table1.A2" office:value-type="string">
            <text:list xml:id="list4269361549" text:style-name="L1">
              <text:list-item>
                <text:p text:style-name="P6"><text:span text:style-name="T1">Development Environment Setup </text:span><text:span text:style-name="T2">Windows and Mac OS</text:span></text:p>
              </text:list-item>
              <text:list-item>
                <text:p text:style-name="P7">GitHub, Git <text:span text:style-name="T3">and browser-sync</text:span></text:p>
              </text:list-item>
              <text:list-item>
                <text:p text:style-name="P8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10">Relevant History of HTML</text:p>
              </text:list-item>
              <text:list-item>
                <text:p text:style-name="P11">Anatomy of an HTML Tag</text:p>
              </text:list-item>
              <text:list-item>
                <text:p text:style-name="P11">Basic HTML Document Structure</text:p>
              </text:list-item>
              <text:list-item>
                <text:p text:style-name="P12">HTML Content Models</text:p>
              </text:list-item>
              <text:list-item>
                <text:p text:style-name="P13">Heading Elements (and some new HTML5 semantic elements)</text:p>
              </text:list-item>
              <text:list-item>
                <text:p text:style-name="P14">Structuring Content with Lists</text:p>
              </text:list-item>
              <text:list-item>
                <text:p text:style-name="P15">HTML Character Entity References</text:p>
              </text:list-item>
              <text:list-item>
                <text:p text:style-name="P16">Making text hyper with linking</text:p>
              </text:list-item>
              <text:list-item>
                <text:p text:style-name="P17">Displaying Images</text:p>
              </text:list-item>
              <text:list-item>
                <text:p text:style-name="P18">Power of CSS</text:p>
              </text:list-item>
              <text:list-item>
                <text:p text:style-name="P19">Anatomy of a CSS Rule</text:p>
              </text:list-item>
              <text:list-item>
                <text:p text:style-name="P20">Element, class, &amp; id Selectors</text:p>
              </text:list-item>
              <text:list-item>
                <text:p text:style-name="P21">Combining Selectors</text:p>
              </text:list-item>
              <text:list-item>
                <text:p text:style-name="P22">Pseudo Class Selectors</text:p>
              </text:list-item>
              <text:list-item>
                <text:p text:style-name="P23">Style Placement</text:p>
              </text:list-item>
              <text:list-item>
                <text:p text:style-name="P24">Conflict resolution <text:span text:style-name="T4">Part 1</text:span></text:p>
              </text:list-item>
              <text:list-item>
                <text:p text:style-name="P24"/>
              </text:list-item>
            </text:list>
          </table:table-cell>
          <table:table-cell table:style-name="Table1.D2" office:value-type="string">
            <text:p text:style-name="P4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25991491607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9914915956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991491598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9923609320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992360972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9923609406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9923609348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9923609377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9923610097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9923609492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9923610299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992361027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9923610356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9923609089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11:43:28.015000000</dc:date>
    <meta:editing-duration>PT6H2M4S</meta:editing-duration>
    <meta:editing-cycles>24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28" meta:word-count="127" meta:character-count="747" meta:non-whitespace-character-count="667"/>
  </office:meta>
</office:document-meta>
</file>